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weight="bold"/>
    </style:style>
    <style:style style:name="ce4" style:family="table-cell" style:parent-style-name="Default" style:data-style-name="N106"/>
    <style:style style:name="T1" style:family="text">
      <style:text-properties style:font-name="Times New Roman" fo:font-weight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Taster Stücklist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Dist</text:p>
          </table:table-cell>
          <table:table-cell office:value-type="string">
            <text:p>Package</text:p>
          </table:table-cell>
          <table:table-cell office:value-type="string">
            <text:p>Pins</text:p>
          </table:table-cell>
          <table:table-cell office:value-type="string">
            <text:p>Qty</text:p>
          </table:table-cell>
          <table:table-cell/>
          <table:table-cell office:value-type="string">
            <text:p>Pric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icrochip MCP1703T-3302E/MB </text:p>
          </table:table-cell>
          <table:table-cell table:style-name="ce1"/>
          <table:table-cell table:style-name="ce1" office:value-type="string">
            <text:p>MCP1703T-3302E_MB</text:p>
          </table:table-cell>
          <table:table-cell table:style-name="ce3" office:value-type="string">
            <text:p><text:span text:style-name="T1">Microchip </text:span></text:p>
          </table:table-cell>
          <table:table-cell table:style-name="ce2" office:value-type="string">
            <text:p>SOT-89(MB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62">
            <text:p>€ 0,62</text:p>
          </table:table-cell>
          <table:table-cell table:formula="of:=[.J7]*[.H7]" office:value-type="currency" office:currency="EUR" office:value="0.62">
            <text:p>€ 0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MF-CAP-0402-0.1uF </text:p>
          </table:table-cell>
          <table:table-cell table:style-name="ce2" office:value-type="string">
            <text:p><text:a xlink:href="https://www.mouser.at/ProductDetail/TDK/CGA2B3X7R1H104K050BE?qs=sGAEpiMZZMukHu%252bjC5l7Yd%252b7PrIBbtHYC5cADRFWnoI%3D">CGA2B3X7R1H104K050BE</text:a></text:p>
          </table:table-cell>
          <table:table-cell table:style-name="ce2" office:value-type="string">
            <text:p>0.1uF</text:p>
          </table:table-cell>
          <table:table-cell office:value-type="string">
            <text:p>TDK</text:p>
          </table:table-cell>
          <table:table-cell table:style-name="ce2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currency" office:currency="EUR" office:value="0.179">
            <text:p>€ 0,18</text:p>
          </table:table-cell>
          <table:table-cell table:style-name="ce4" table:formula="of:=[.J8]*[.H8]" office:value-type="currency" office:currency="EUR" office:value="1.611">
            <text:p>€ 1,6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TDK C1005X5R0J475K050BC </text:p>
          </table:table-cell>
          <table:table-cell table:style-name="ce1"/>
          <table:table-cell table:style-name="ce1" office:value-type="string">
            <text:p>4.7 uf</text:p>
          </table:table-cell>
          <table:table-cell office:value-type="string">
            <text:p>TDK</text:p>
          </table:table-cell>
          <table:table-cell table:style-name="ce2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34">
            <text:p>€ 0,34</text:p>
          </table:table-cell>
          <table:table-cell table:formula="of:=[.J9]*[.H9]" office:value-type="currency" office:currency="EUR" office:value="0.34">
            <text:p>€ 0,3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F-CAP-0402-0.01uF </text:p>
          </table:table-cell>
          <table:table-cell table:style-name="ce2" office:value-type="string">
            <text:p>C1005X8R1E103K050BE</text:p>
          </table:table-cell>
          <table:table-cell office:value-type="string">
            <text:p>0.01.uf</text:p>
          </table:table-cell>
          <table:table-cell office:value-type="string">
            <text:p>TDK</text:p>
          </table:table-cell>
          <table:table-cell table:style-name="ce2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17">
            <text:p>€ 0,17</text:p>
          </table:table-cell>
          <table:table-cell table:formula="of:=[.J10]*[.H10]" office:value-type="currency" office:currency="EUR" office:value="0.17">
            <text:p>€ 0,1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MF-CAP-0402-1uF </text:p>
          </table:table-cell>
          <table:table-cell table:style-name="ce2" office:value-type="string">
            <text:p><text:a xlink:href="https://www.mouser.at/ProductDetail/TDK/C1005X5R1E105K050BE?qs=sGAEpiMZZMukHu%252bjC5l7YS%2F0KY9lyT7rTW%2FRETde%2Fjg%3D">C1005X5R1E105K050BE</text:a> </text:p>
          </table:table-cell>
          <table:table-cell office:value-type="string">
            <text:p>1 uf</text:p>
          </table:table-cell>
          <table:table-cell office:value-type="string">
            <text:p>TDK</text:p>
          </table:table-cell>
          <table:table-cell table:style-name="ce2" office:value-type="string">
            <text:p>C040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currency" office:currency="EUR" office:value="0.162">
            <text:p>€ 0,16</text:p>
          </table:table-cell>
          <table:table-cell table:formula="of:=[.J11]*[.H11]" office:value-type="currency" office:currency="EUR" office:value="0.324">
            <text:p>€ 0,3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TDK C1005X7R1H222K050BA</text:p>
          </table:table-cell>
          <table:table-cell table:style-name="ce1"/>
          <table:table-cell office:value-type="string">
            <text:p>2.2 nF</text:p>
          </table:table-cell>
          <table:table-cell office:value-type="string">
            <text:p>TDK</text:p>
          </table:table-cell>
          <table:table-cell table:style-name="ce2" office:value-type="string">
            <text:p>C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153">
            <text:p>€ 0,15</text:p>
          </table:table-cell>
          <table:table-cell table:formula="of:=[.J12]*[.H12]" office:value-type="currency" office:currency="EUR" office:value="0.153">
            <text:p>€ 0,1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TDK CGA2B2C0G1H070D050BA </text:p>
          </table:table-cell>
          <table:table-cell table:style-name="ce1"/>
          <table:table-cell office:value-type="string">
            <text:p>7 pF</text:p>
          </table:table-cell>
          <table:table-cell office:value-type="string">
            <text:p>TDK</text:p>
          </table:table-cell>
          <table:table-cell office:value-type="string">
            <text:p>C040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currency" office:currency="EUR" office:value="0.085">
            <text:p>€ 0,09</text:p>
          </table:table-cell>
          <table:table-cell table:formula="of:=[.J13]*[.H13]" office:value-type="currency" office:currency="EUR" office:value="0.17">
            <text:p>€ 0,1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Osram Opto LW P473-Q2S1-FKPL-1 </text:p>
          </table:table-cell>
          <table:table-cell table:style-name="ce1"/>
          <table:table-cell/>
          <table:table-cell office:value-type="string">
            <text:p>Osram</text:p>
          </table:table-cell>
          <table:table-cell table:style-name="ce2" office:value-type="string">
            <text:p>P47F-BOTTOM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currency" office:currency="EUR" office:value="0.83">
            <text:p>€ 0,83</text:p>
          </table:table-cell>
          <table:table-cell table:formula="of:=[.J14]*[.H14]" office:value-type="currency" office:currency="EUR" office:value="3.32">
            <text:p>€ 3,3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STM32F303RET6 </text:p>
          </table:table-cell>
          <table:table-cell table:style-name="ce1"/>
          <table:table-cell table:style-name="ce1" office:value-type="string">
            <text:p> STM32F303RET6 </text:p>
          </table:table-cell>
          <table:table-cell office:value-type="string">
            <text:p>STMicroelectronics</text:p>
          </table:table-cell>
          <table:table-cell table:style-name="ce2" office:value-type="string">
            <text:p>QFP50P1200X1200X160-64N 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6.11">
            <text:p>€ 6,11</text:p>
          </table:table-cell>
          <table:table-cell table:formula="of:=[.J15]*[.H15]" office:value-type="currency" office:currency="EUR" office:value="6.11">
            <text:p>€ 6,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ABS07-32.768KHZ-7-T </text:p>
          </table:table-cell>
          <table:table-cell table:style-name="ce1"/>
          <table:table-cell/>
          <table:table-cell office:value-type="string">
            <text:p>Abracon</text:p>
          </table:table-cell>
          <table:table-cell table:style-name="ce2" office:value-type="string">
            <text:p>ABS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.58">
            <text:p>€ 0,58</text:p>
          </table:table-cell>
          <table:table-cell table:formula="of:=[.J16]*[.H16]" office:value-type="currency" office:currency="EUR" office:value="0.58">
            <text:p>€ 0,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MF-RES-0402-4.7K </text:p>
          </table:table-cell>
          <table:table-cell table:style-name="ce2"/>
          <table:table-cell office:value-type="string">
            <text:p>4.7k</text:p>
          </table:table-cell>
          <table:table-cell/>
          <table:table-cell office:value-type="string">
            <text:p>R0402</text:p>
          </table:table-cell>
          <table:table-cell table:number-columns-repeated="2" office:value-type="float" office:value="2">
            <text:p>2</text:p>
          </table:table-cell>
          <table:table-cell/>
          <table:table-cell/>
          <table:table-cell table:formula="of:=[.J17]*[.H17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office:value-type="string">
            <text:p>330 ohm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/>
          <table:table-cell table:formula="of:=[.J18]*[.H18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460 ohm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/>
          <table:table-cell table:formula="of:=[.J19]*[.H19]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% 100mW</text:p>
          </table:table-cell>
          <table:table-cell/>
          <table:table-cell office:value-type="string">
            <text:p>100k</text:p>
          </table:table-cell>
          <table:table-cell/>
          <table:table-cell office:value-type="string">
            <text:p>R0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J20]*[.H20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Samtec TSM-105-03-L-DV </text:p>
          </table:table-cell>
          <table:table-cell table:style-name="ce1"/>
          <table:table-cell/>
          <table:table-cell office:value-type="string">
            <text:p>Samtec</text:p>
          </table:table-cell>
          <table:table-cell office:value-type="string">
            <text:p>2X05SMD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1.4">
            <text:p>€ 1,40</text:p>
          </table:table-cell>
          <table:table-cell table:formula="of:=[.J21]*[.H21]" office:value-type="currency" office:currency="EUR" office:value="1.4">
            <text:p>€ 1,4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Cypress Semiconductor CY8CMBR3116-LQXI </text:p>
          </table:table-cell>
          <table:table-cell table:style-name="ce1"/>
          <table:table-cell table:style-name="ce3" office:value-type="string">
            <text:p>CY8CMBR3116-LQXI </text:p>
          </table:table-cell>
          <table:table-cell office:value-type="string">
            <text:p>Cypress</text:p>
          </table:table-cell>
          <table:table-cell table:style-name="ce2" office:value-type="string">
            <text:p>QFN50P400X400X60-25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2.5">
            <text:p>€ 2,50</text:p>
          </table:table-cell>
          <table:table-cell table:formula="of:=[.J22]*[.H22]" office:value-type="currency" office:currency="EUR" office:value="2.5">
            <text:p>€ 2,5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TMicroelectronics HTS221TR</text:p>
          </table:table-cell>
          <table:table-cell/>
          <table:table-cell office:value-type="string">
            <text:p>HTS221TR</text:p>
          </table:table-cell>
          <table:table-cell office:value-type="string">
            <text:p>STMicroelectronics</text:p>
          </table:table-cell>
          <table:table-cell table:style-name="ce2" office:value-type="string">
            <text:p>HLGA-6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2.95">
            <text:p>€ 2,95</text:p>
          </table:table-cell>
          <table:table-cell table:formula="of:=[.J23]*[.H23]" office:value-type="currency" office:currency="EUR" office:value="2.95">
            <text:p>€ 2,95</text:p>
          </table:table-cell>
        </table:table-row>
        <table:table-row table:style-name="ro2" table:number-rows-repeated="104855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9:3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Dürnberger</meta:initial-creator>
    <meta:creation-date>2018-08-26T17:30:59.67</meta:creation-date>
    <dc:date>2018-08-26T19:32:50.89</dc:date>
    <dc:creator>Christian Dürnberger</dc:creator>
    <meta:editing-duration>PT2H1M44S</meta:editing-duration>
    <meta:editing-cycles>15</meta:editing-cycles>
    <meta:generator>OpenOffice/4.1.3$Win32 OpenOffice.org_project/413m1$Build-9783</meta:generator>
    <meta:document-statistic meta:table-count="3" meta:cell-count="154" meta:object-count="0"/>
  </office:meta>
</office:document-meta>
</file>